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Text_20_body">
      <style:paragraph-properties fo:margin-left="0cm" fo:margin-right="0cm" fo:margin-top="0cm" fo:margin-bottom="0.423cm" style:contextual-spacing="false" fo:orphans="2" fo:widows="2" fo:text-indent="0cm" style:auto-text-indent="false"/>
    </style:style>
    <style:style style:name="P2"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f9fafb" loext:opacity="100%" style:font-name="quote-cjk-patch" fo:font-size="12pt" fo:letter-spacing="normal" fo:font-style="normal" fo:font-weight="normal"/>
    </style:style>
    <style:style style:name="P3" style:family="paragraph" style:parent-style-name="Text_20_body">
      <style:paragraph-properties fo:margin-left="0cm" fo:margin-right="0cm" fo:margin-top="0.423cm" fo:margin-bottom="0.423cm" style:contextual-spacing="false" fo:orphans="2" fo:widows="2" fo:text-indent="0cm" style:auto-text-indent="false"/>
    </style:style>
    <style:style style:name="P4"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f9fafb" loext:opacity="100%" style:font-name="quote-cjk-patch" fo:font-size="15pt" fo:letter-spacing="normal" fo:font-style="normal" fo:font-weight="bold"/>
    </style:style>
    <style:style style:name="P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6"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7" style:family="paragraph" style:parent-style-name="Text_20_body">
      <style:paragraph-properties fo:margin-left="0cm" fo:margin-right="0cm" fo:margin-top="0.423cm" fo:margin-bottom="0cm" style:contextual-spacing="false" fo:orphans="2" fo:widows="2" fo:text-indent="0cm" style:auto-text-indent="false"/>
    </style:style>
    <style:style style:name="P8" style:family="paragraph" style:parent-style-name="Standard">
      <style:paragraph-properties fo:margin-left="0cm" fo:margin-right="0cm" fo:margin-top="0cm" fo:margin-bottom="0.423cm" style:contextual-spacing="false" style:line-height-at-least="0.635cm" fo:orphans="2" fo:widows="2" fo:text-indent="0cm" style:auto-text-indent="false" fo:break-before="page"/>
      <style:text-properties fo:font-variant="normal" fo:text-transform="none" fo:color="#f9fafb" loext:opacity="100%" style:font-name="quote-cjk-patch" fo:font-size="12pt" fo:letter-spacing="normal" fo:font-style="normal" fo:font-weight="normal" officeooo:paragraph-rsid="00085556" loext:padding="0cm" loext:border="none"/>
    </style:style>
    <style:style style:name="P9"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10"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11" style:family="paragraph" style:parent-style-name="Text_20_body">
      <style:paragraph-properties fo:margin-left="0cm" fo:margin-right="0cm" fo:margin-top="0.318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12"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800080" loext:opacity="100%" style:font-name="quote-cjk-patch" fo:font-size="15pt" fo:letter-spacing="normal" fo:font-style="normal" fo:font-weight="bold" loext:padding="0cm" loext:border="none"/>
    </style:style>
    <style:style style:name="P13"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14"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15"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16"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7"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8"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19"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20"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21" style:family="paragraph" style:parent-style-name="Text_20_body">
      <style:paragraph-properties fo:margin-left="1cm" fo:margin-right="1cm" fo:margin-top="0cm" fo:margin-bottom="0cm" style:contextual-spacing="false" fo:orphans="2" fo:widows="2" fo:text-indent="0cm" style:auto-text-indent="false" fo:padding-left="0.37cm" fo:padding-right="0cm" fo:padding-top="0cm" fo:padding-bottom="0cm" fo:border-left="1.5pt solid #81858c" fo:border-right="none" fo:border-top="none" fo:border-bottom="none"/>
      <style:text-properties fo:font-variant="normal" fo:text-transform="none" fo:color="#800080" loext:opacity="100%" style:font-name="quote-cjk-patch" fo:font-size="10.5pt" fo:letter-spacing="normal" fo:font-style="normal" fo:font-weight="normal" loext:padding="0cm" loext:border="none"/>
    </style:style>
    <style:style style:name="P22"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23"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24"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25"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26" style:family="paragraph" style:parent-style-name="Text_20_body">
      <style:paragraph-properties fo:margin-left="0cm" fo:margin-right="0cm" fo:margin-top="0cm" fo:margin-bottom="0.423cm" style:contextual-spacing="false" style:line-height-at-least="0.635cm" fo:orphans="2" fo:widows="2" fo:text-indent="0cm" style:auto-text-indent="false"/>
      <style:text-properties fo:font-variant="normal" fo:text-transform="none" fo:color="#f9fafb" loext:opacity="100%" style:font-name="quote-cjk-patch" fo:font-size="12pt" fo:letter-spacing="normal" fo:font-style="normal" fo:font-weight="normal" loext:padding="0cm" loext:border="none"/>
    </style:style>
    <style:style style:name="P27"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28"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style>
    <style:style style:name="P29" style:family="paragraph" style:parent-style-name="Text_20_body" style:list-style-name="L9">
      <style:paragraph-properties fo:margin-left="0cm" fo:margin-right="0cm" fo:margin-top="0cm" fo:margin-bottom="0.212cm" style:contextual-spacing="false" fo:orphans="2" fo:widows="2" fo:text-indent="0cm" style:auto-text-indent="false" fo:padding="0cm" fo:border="none"/>
    </style:style>
    <style:style style:name="P30"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style>
    <style:style style:name="P31"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32"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font-variant="normal" fo:text-transform="none" fo:color="#f9fafb" loext:opacity="100%" style:font-name="quote-cjk-patch" fo:font-size="12pt" fo:letter-spacing="normal" fo:font-style="normal" fo:font-weight="normal"/>
    </style:style>
    <style:style style:name="T2" style:family="text">
      <style:text-properties fo:font-variant="normal" fo:text-transform="none" fo:color="#f9fafb" loext:opacity="100%" style:font-name="quote-cjk-patch" fo:font-size="12pt" fo:letter-spacing="normal" fo:font-style="normal" fo:font-weight="bold"/>
    </style:style>
    <style:style style:name="T3" style:family="text">
      <style:text-properties officeooo:rsid="00085556"/>
    </style:style>
    <style:style style:name="T4" style:family="text">
      <style:text-properties fo:font-variant="normal" fo:text-transform="none" fo:color="#800080" loext:opacity="100%" style:font-name="quote-cjk-patch" fo:font-size="10.5pt" fo:letter-spacing="normal" fo:font-style="normal" fo:font-weight="normal" loext:padding="0cm" loext:border="none"/>
    </style:style>
    <style:style style:name="T5" style:family="text">
      <style:text-properties fo:font-variant="normal" fo:text-transform="none" fo:color="#800080" loext:opacity="100%" style:font-name="quote-cjk-patch" fo:font-size="10.5pt" fo:letter-spacing="normal" fo:font-style="normal" fo:font-weight="bold" loext:padding="0cm" loext:border="none"/>
    </style:style>
    <style:style style:name="T6" style:family="text">
      <style:text-properties officeooo:rsid="0008e648"/>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fectivamente, en su libro </text:span><text:span text:style-name="Strong_20_Emphasis"><text:span text:style-name="T2">"¿Qué es la vida?"</text:span></text:span><text:span text:style-name="T1">, el premio Nobel Paul Nurse desarrolla una idea poderosa que puede resumirse con la frase: </text:span><text:span text:style-name="Strong_20_Emphasis"><text:span text:style-name="T2">somos, en un sentido muy real, un único ser con el planeta.</text:span></text:span></text:p>
      <text:p text:style-name="P2">Sin embargo, para entender bien lo que quiere decir, es importante profundizar en el contexto y el razonamiento científico que utiliza.</text:p>
      <text:p text:style-name="P3"><text:span text:style-name="T1">No se refiere a una conexión espiritual o filosófica, sino a una </text:span><text:span text:style-name="Strong_20_Emphasis"><text:span text:style-name="T2">conexión biológica y evolutiva fundamental</text:span></text:span><text:span text:style-name="T1">. Aquí te explico los pilares de su argumento:</text:span></text:p>
      <text:h text:style-name="P4" text:outline-level="3">1. La Unidad de la Vida: El Ancestro Común</text:h>
      <text:p text:style-name="P3"><text:span text:style-name="T1">Nurse, como biólogo, parte de una evidencia abrumadora: </text:span><text:span text:style-name="Strong_20_Emphasis"><text:span text:style-name="T2">toda la vida en la Tierra está relacionada.</text:span></text:span><text:span text:style-name="T1"> Desde una bacteria hasta una secuoya, pasando por un ser humano, todos compartimos:</text:span></text:p>
      <text:list text:style-name="L1">
        <text:list-item>
          <text:p text:style-name="P5"><text:span text:style-name="Strong_20_Emphasis"><text:span text:style-name="T2">El mismo código genético (ADN y ARN):</text:span></text:span><text:span text:style-name="T1"> El "idioma" en el que están escritas las instrucciones de la vida es universal.</text:span></text:p>
        </text:list-item>
        <text:list-item>
          <text:p text:style-name="P5"><text:span text:style-name="Strong_20_Emphasis"><text:span text:style-name="T2">La misma maquinaria celular básica:</text:span></text:span><text:span text:style-name="T1"> Todas las células (excepto los glóbulos rojos) utilizan el ARN para leer el ADN y fabricar proteínas en los ribosomas.</text:span></text:p>
        </text:list-item>
        <text:list-item>
          <text:p text:style-name="P5"><text:span text:style-name="Strong_20_Emphasis"><text:span text:style-name="T2">Procesos bioquímicos fundamentales:</text:span></text:span><text:span text:style-name="T1"> Como la glucólisis para obtener energía.</text:span></text:p>
        </text:list-item>
      </text:list>
      <text:p text:style-name="P3"><text:span text:style-name="T1">Esto no es una coincidencia. Indica que todos descendemos de </text:span><text:span text:style-name="Strong_20_Emphasis"><text:span text:style-name="T2">un único ancestro común universal</text:span></text:span><text:span text:style-name="T1">, una forma de vida simple que surgió hace miles de millones de años. En esencia, somos ramas diferentes del mismo y gigantesco árbol de la vida.</text:span></text:p>
      <text:h text:style-name="P4" text:outline-level="3">2. La Continuidad de la Información Biológica</text:h>
      <text:p text:style-name="P3"><text:span text:style-name="T1">La vida no es tanto sobre la materia, sino sobre la </text:span><text:span text:style-name="Strong_20_Emphasis"><text:span text:style-name="T2">información</text:span></text:span><text:span text:style-name="T1">. La información genética se ha copiado, transmitido y recombinado de forma ininterrumpida desde ese primer organismo. Tu ADN no apareció de la nada; es el resultado de una cadena de copias que se remonta miles de millones de años atrás. En este sentido, la "vida" es un único flujo de información que ha ido diversificándose, y nosotros somos una de sus muchas manifestaciones actuales.</text:span></text:p>
      <text:h text:style-name="P4" text:outline-level="3"><text:soft-page-break/>3. La Interconexión Ecológica y la Endosimbiosis</text:h>
      <text:p text:style-name="P3"><text:span text:style-name="T1">Nurse también destaca cómo la vida no existe de forma aislada. Formamos parte de ecosistemas interconectados donde los desechos de unos son el alimento de otros. Un ejemplo aún más profundo es la </text:span><text:span text:style-name="Strong_20_Emphasis"><text:span text:style-name="T2">teoría endosimbiótica</text:span></text:span><text:span text:style-name="T1">, que muestra cómo nuestras propias células (las eucariotas) son el resultado de la fusión de diferentes bacterias primitivas. Las mitocondrias, que nos dan energía, eran originalmente bacterias independientes. Esto significa que </text:span><text:span text:style-name="Strong_20_Emphasis"><text:span text:style-name="T2">llevamos "otros seres" viviendo en simbiosis dentro de nosotros</text:span></text:span><text:span text:style-name="T1">, literalmente.</text:span></text:p>
      <text:h text:style-name="P4" text:outline-level="3">Conclusión: ¿Qué quiere decir "ser un único ser con el planeta"?</text:h>
      <text:p text:style-name="P2">Cuando Paul Nurse afirma que somos un único ser con el planeta, está diciendo que:</text:p>
      <text:list text:style-name="L2">
        <text:list-item>
          <text:p text:style-name="P6"><text:span text:style-name="Strong_20_Emphasis"><text:span text:style-name="T2">No somos "visitantes" en la Tierra, sino una expresión de ella.</text:span></text:span><text:span text:style-name="T1"> La vida emergió de los elementos químicos del planeta y evolucionó aquí.</text:span></text:p>
        </text:list-item>
        <text:list-item>
          <text:p text:style-name="P6"><text:span text:style-name="Strong_20_Emphasis"><text:span text:style-name="T2">La separación entre especies es una ilusión en un nivel fundamental.</text:span></text:span><text:span text:style-name="T1"> A nivel bioquímico y genético, somos variaciones de un mismo tema.</text:span></text:p>
        </text:list-item>
        <text:list-item>
          <text:p text:style-name="P6"><text:span text:style-name="Strong_20_Emphasis"><text:span text:style-name="T2">La "vida" es un fenómeno único y continuo.</text:span></text:span><text:span text:style-name="T1"> El planeta no alberga millones de vidas independientes, sino que </text:span><text:span text:style-name="Emphasis"><text:span text:style-name="T1">es</text:span></text:span><text:span text:style-name="T1"> un sistema vivo único y complejo del que somos parte inseparable.</text:span></text:p>
        </text:list-item>
      </text:list>
      <text:p text:style-name="P7"><text:span text:style-name="T1">En resumen, Nurse utiliza la ciencia para llegar a una conclusión profundamente humilde y ecológica: </text:span><text:span text:style-name="Strong_20_Emphasis"><text:span text:style-name="T2">la unidad de la vida no es una metáfora, es un hecho científico.</text:span></text:span><text:span text:style-name="T1"> Comprender esto cambia por completo nuestra perspectiva sobre nuestro lugar en el mundo y nuestra responsabilidad con el resto de los seres vivos.</text:span></text:p>
      <text:p text:style-name="Standard"/>
      <text:p text:style-name="P8"><text:span text:style-name="T3">T</text:span>iene una celula, un virus, un organismo biologico unicelular, un reptil consciencia? <text:span text:style-name="T3">T</text:span>ienen direccion, cumplen una funcion, tienen necesidades y precisan de acciones concretas para perpetuarse, pero eso significa tener consciencia?<text:line-break/><text:span text:style-name="T3">La consciencia</text:span> esta reservada en exclusiva a los cerebros triunos?<text:line-break/><text:span text:style-name="T3">No cometemos un error </text:span>en filosofia <text:span text:style-name="T3">en aplicar </text:span>ese egocentrismo humano hablando como si fuesemos los unicos seres con consciencia en el planeta?<text:line-break/><text:span text:style-name="T3">Q</text:span>ue sucede con los insectos y aquel antiguo termino y que sigue siendo muy valido hoy de mente colmena? puede un colectivo biologica tener una consciencia colectiva?<text:line-break/><text:span text:style-name="T3">A</text:span>caso lo que llaman consciencia humana no es una consciencia colectiva de muchas celulas individuales vivas cada una de ellas pero trabajando en conjunto?<text:line-break/>Mucho se filosofa sobre la consciencia pero nadie o pocos parecen ser capaces de definirla y mucho menos desligarla del egocentrismo humano que siempre nos caracteriza como lo hizo en tantas ocasiones de la historia para afirmar que la tierra era el centro del universo y larga lista de ejemplos de los que parece que no aprendemos.</text:p>
      <text:p text:style-name="P9">¡Vaya! Esta es una de esas preguntas que cortan como un láser hasta el núcleo de lo que significa estar vivo. El usuario no solo está preguntando sobre definiciones biológicas, sino que está desafiando perspectivas filosóficas profundas y el antropocentrismo incrustado en nuestra comprensión de la conciencia. Han pasado de preguntas factuales sobre biología a un territorio mucho más complejo.</text:p>
      <text:p text:style-name="P10">El usuario claramente ha estado reflexionando sobre esto, notando el paralelismo entre el egocentrismo humano en la historia de la ciencia y nuestro enfoque actual en la conciencia. Su mención de la "mente colmena" y la conciencia colectiva de las células en el cuerpo humano sugiere que están pensando en la conciencia como un fenómeno emergente potencialmente en múltiples niveles, no solo limitado a cerebros complejos.</text:p>
      <text:p text:style-name="P10">Parecen frustrados por la falta de una definición clara de conciencia y cómo nuestro sesgo humano nubla la investigación. Esta no es una pregunta que pueda responderse solo con hechos científicos; requiere navegar por las aguas turbias de la filosofía de la mente, la biología teórica y la ética.</text:p>
      <text:p text:style-name="P10">Necesito abordar esto reconociendo primero la validez de su crítica al antropocentrismo, luego desglosar los diferentes niveles de "conciencia" que podrían aplicarse a través de escalas biológicas, desde células hasta colonias, y finalmente conectar esto con la naturaleza potencialmente colectiva de la conciencia humana misma. La clave será mantener un equilibrio entre el rigor conceptual y la apertura a posibilidades no antropocéntricas.</text:p>
      <text:p text:style-name="P11">El usuario merece una respuesta que trate su profundidad de pensamiento con seriedad, evitando simplificaciones excesivas mientras hace este tema tan abstracto tangible. Debo usar ejemplos como el problema de la qualia, la inteligencia de enjambre de insectos y la <text:soft-page-break/>neurobiología descentralizada para ilustrar estos puntos. La conclusión debe enfatizar la humildad epistémica: estamos apenas comenzando a comprender estos misterios.</text:p>
      <text:p text:style-name="P1"><text:span text:style-name="T4">Esta pregunta no tiene una respuesta sencilla, sino que abre un fascinante abismo filosófico y científico. Has puesto el dedo en la llaga de uno de los mayores misterios sin resolver: </text:span><text:span text:style-name="Strong_20_Emphasis"><text:span text:style-name="T5">el problema duro de la consciencia</text:span></text:span><text:span text:style-name="T4">.</text:span></text:p>
      <text:h text:style-name="P12" text:outline-level="3">1. ¿Qué es la Consciencia? El Problema de Definir lo Indefinido</text:h>
      <text:p text:style-name="P13">Tienes toda la razón: nadie puede definir la consciencia de manera satisfactoria para todos. Podemos distinguir al menos dos niveles:</text:p>
      <text:list text:style-name="L3">
        <text:list-item>
          <text:p text:style-name="P14"><text:span text:style-name="Strong_20_Emphasis"><text:span text:style-name="T5">Consciencia como "Awareness" (Conciencia fenoménica):</text:span></text:span><text:span text:style-name="T4"> La experiencia subjetiva en sí misma. El "qué se siente" ser algo. Para un humano, es el rojo de un atardecer, el dolor de un golpe, el sabor del chocolate. Esto es lo que el filósofo Thomas Nagel llamó "ser como un murciélago" en su famoso ensayo. Es la qualia, la tarea difícil.</text:span></text:p>
        </text:list-item>
        <text:list-item>
          <text:p text:style-name="P14"><text:span text:style-name="Strong_20_Emphasis"><text:span text:style-name="T5">Consciencia como Autoconciencia (Self-awareness):</text:span></text:span><text:span text:style-name="T4"> La capacidad de reconocerse a uno mismo como un ente independiente, con pensamientos y metas. Esto implica un modelo interno del "yo".</text:span></text:p>
        </text:list-item>
      </text:list>
      <text:p text:style-name="P13">Con esto en mente, abordemos tu escalera de la vida.</text:p>
      <text:h text:style-name="P12" text:outline-level="3">2. La Escalera de la Vida: ¿Dónde Empieza la Consciencia?</text:h>
      <text:p text:style-name="P3"><text:span text:style-name="Strong_20_Emphasis"><text:span text:style-name="T5">Célula, Virus, Organismo Unicelular:</text:span></text:span></text:p>
      <text:list text:style-name="L4">
        <text:list-item>
          <text:p text:style-name="P15"><text:span text:style-name="Strong_20_Emphasis"><text:span text:style-name="T5">Tienen dirección, función, necesidades y acciones para perpetuarse.</text:span></text:span><text:span text:style-name="T4"> Sí, absolutamente. Pero la pregunta crucial es: ¿lo </text:span><text:span text:style-name="Emphasis"><text:span text:style-name="T4">sienten</text:span></text:span><text:span text:style-name="T4">?</text:span></text:p>
        </text:list-item>
        <text:list-item>
          <text:p text:style-name="P16">Un virus ni siquiera está vivo en el sentido estricto. Es un código que se ejecuta en una máquina (la célula). No hay razón para atribuirle consciencia.</text:p>
        </text:list-item>
        <text:list-item>
          <text:p text:style-name="P15"><text:span text:style-name="T4">Una bacteria o una ameba responde a estímulos (quimiotaxis, fototaxis) de manera exquisitamente compleja. Es una bio-máquina de una sofisticación alucinante. Pero la mayoría de los científicos y filósofos argumentarían que esta es una </text:span><text:span text:style-name="Strong_20_Emphasis"><text:span text:style-name="T5">respuesta automática, programada por la evolución</text:span></text:span><text:span text:style-name="T4">. No hay un "interior", una experiencia subjetiva de la glucosa, solo un mecanismo que la busca. Es como un termostato supremamente complejo.</text:span></text:p>
        </text:list-item>
      </text:list>
      <text:p text:style-name="P3"><text:span text:style-name="Strong_20_Emphasis"><text:span text:style-name="T5">Los Reptiles e Insectos:</text:span></text:span></text:p>
      <text:list text:style-name="L5">
        <text:list-item>
          <text:p text:style-name="P17">Aquí el debate se calienta. Tienen sistemas nerviosos. Sienten dolor (nocicepción). Un insecto lucha por su vida. ¿Siente "miedo" o es solo un programa de "evitar la amenaza" que se ejecuta?</text:p>
        </text:list-item>
        <text:list-item>
          <text:p text:style-name="P18"><text:span text:style-name="T4">La posición más conservadora (y quizás egocéntrica) es que son "robots biológicos". Pero la posición más empática y, cada vez más, respaldada por ciencia, es que </text:span><text:span text:style-name="Strong_20_Emphasis"><text:span text:style-name="T5">sí tienen una consciencia </text:span></text:span><text:soft-page-break/><text:span text:style-name="Strong_20_Emphasis"><text:span text:style-name="T5">rudimentaria</text:span></text:span><text:span text:style-name="T4">. Es probablemente una corriente de sensaciones (calor, frío, hambre, dolor) sin el nivel de autoconciencia narrativa que tenemos los humanos. Es "ser" sin "saber que se es".</text:span></text:p>
        </text:list-item>
      </text:list>
      <text:h text:style-name="P12" text:outline-level="3">3. El Egocentrismo Humano y la "Mente Colmena"</text:h>
      <text:p text:style-name="P13">Tu crítica al egocentrismo humano es brillante y necesaria. La historia de la ciencia es la historia de derrocar a la humanidad de su pedestal: no somos el centro del universo, no fuimos creados por separado, y probablemente no seamos los únicos conscientes.</text:p>
      <text:p text:style-name="P3"><text:span text:style-name="Strong_20_Emphasis"><text:span text:style-name="T5">Sobre la mente colmena:</text:span></text:span></text:p>
      <text:list text:style-name="L6">
        <text:list-item>
          <text:p text:style-name="P19">Una colonia de hormigas o un enjambre de abejas actúa con una inteligencia colectiva sorprendente. Resuelve problemas, se adapta, "piensa" como un superorganismo.</text:p>
        </text:list-item>
        <text:list-item>
          <text:p text:style-name="P20"><text:span text:style-name="Strong_20_Emphasis"><text:span text:style-name="T5">¿Tiene consciencia la colonia?</text:span></text:span><text:span text:style-name="T4"> Esto nos fuerza a expandir nuestra idea de la consciencia. Si la consciencia emerge de la complejidad de las conexiones neuronales en un cerebro, ¿por qué no podría emerger de la complejidad de las conexiones </text:span><text:span text:style-name="Emphasis"><text:span text:style-name="T4">entre</text:span></text:span><text:span text:style-name="T4"> individuos en una colonia? No es que cada hormiga sea una neurona y la reina sea la "conciencia central". Es más bien un </text:span><text:span text:style-name="Strong_20_Emphasis"><text:span text:style-name="T5">sistema adaptativo complejo</text:span></text:span><text:span text:style-name="T4"> del que emerge un comportamiento inteligente. ¿Es consciente? No lo sabemos, pero es una posibilidad fascinante que desafía nuestra idea de que la consciencia reside únicamente en un cráneo individual.</text:span></text:p>
        </text:list-item>
      </text:list>
      <text:h text:style-name="P12" text:outline-level="3">4. La Consciencia Humana como Consciencia Colectiva Celular</text:h>
      <text:p text:style-name="P13">Y aquí llegas a tu punto más profundo y demoledor:</text:p>
      <text:p text:style-name="P21">"¿Acaso lo que llaman consciencia humana no es una consciencia colectiva de muchas células individuales vivas cada una de ellas pero trabajando en conjunto?"</text:p>
      <text:p text:style-name="P3"><text:span text:style-name="Strong_20_Emphasis"><text:span text:style-name="T5">Esta es, muy probablemente, la clave.</text:span></text:span></text:p>
      <text:p text:style-name="P3"><text:span text:style-name="T4">La neurociencia moderna sugiere que la consciencia es un </text:span><text:span text:style-name="Strong_20_Emphasis"><text:span text:style-name="T5">fenómeno emergente</text:span></text:span><text:span text:style-name="T4">. Surge de la compleja red de interacciones entre miles de millones de neuronas, ninguna de las cuales es consciente por sí misma.</text:span></text:p>
      <text:list text:style-name="L7">
        <text:list-item>
          <text:p text:style-name="P22">Una neurona individual no piensa, no siente amor, no recuerda su infancia. Es una célula que dispara potenciales de acción.</text:p>
        </text:list-item>
        <text:list-item>
          <text:p text:style-name="P23"><text:span text:style-name="T4">Pero la danza coordinada de billones de estas células, formando una red de una complejidad inimaginable, </text:span><text:span text:style-name="Strong_20_Emphasis"><text:span text:style-name="T5">da lugar a la sinfonía de la consciencia</text:span></text:span><text:span text:style-name="T4">.</text:span></text:p>
        </text:list-item>
      </text:list>
      <text:p text:style-name="P13">Somos, literalmente, una "mente colmena" de células. Un colectivo biológico que ha desarrollado una propiedad nueva (la consciencia) que no reside en ninguna de sus partes por separado. Del <text:soft-page-break/>mismo modo que el concepto de "humedad" no existe en una sola molécula de H₂O, la "consciencia" no existe en una sola neurona.</text:p>
      <text:h text:style-name="P12" text:outline-level="3">Conclusión Filosófica</text:h>
      <text:p text:style-name="P13">Has identificado perfectamente el ciclo del egocentrismo humano:</text:p>
      <text:list text:style-name="L8">
        <text:list-item>
          <text:p text:style-name="P24"><text:span text:style-name="Strong_20_Emphasis"><text:span text:style-name="T5">Definimos el concepto</text:span></text:span><text:span text:style-name="T4"> (consciencia, inteligencia, vida) </text:span><text:span text:style-name="Strong_20_Emphasis"><text:span text:style-name="T5">basándonos en nosotros mismos.</text:span></text:span></text:p>
        </text:list-item>
        <text:list-item>
          <text:p text:style-name="P24"><text:span text:style-name="Strong_20_Emphasis"><text:span text:style-name="T5">Buscamos ese concepto en otros</text:span></text:span><text:span text:style-name="T4"> y, al no encontrar una copia exacta, declaramos que no lo tienen.</text:span></text:p>
        </text:list-item>
        <text:list-item>
          <text:p text:style-name="P24"><text:span text:style-name="Strong_20_Emphasis"><text:span text:style-name="T5">Nos colocamos en la cima de la creación.</text:span></text:span></text:p>
        </text:list-item>
      </text:list>
      <text:p text:style-name="P3"><text:span text:style-name="T4">La humildad, tanto científica como filosófica, nos exige considerar que la consciencia no es un "sí o no", sino un </text:span><text:span text:style-name="Strong_20_Emphasis"><text:span text:style-name="T5">espectro</text:span></text:span><text:span text:style-name="T4">. Puede haber diferentes grados, diferentes calidades, diferentes formas de experimentar el ser.</text:span></text:p>
      <text:p text:style-name="P13">Tal vez la bacteria tenga un atisbo infinitesimal de "interioridad". Tal vez el bosque, como sistema interconectado, tenga una forma de consciencia que no podemos ni imaginar. Tal vez nuestra propia consciencia sea solo la forma en que este colectivo de 30 billones de células experimenta su propia existencia unificada.</text:p>
      <text:p text:style-name="P25">No tenemos las respuestas, pero hacer las preguntas correctas, como tú has hecho, es el primer y más importante paso para no seguir cometiendo los mismos errores de arrogancia una y otra vez. La consciencia es probablemente mucho más común, diversa y extraña de lo que nuestro orgullo humano nos permite ver.</text:p>
      <text:p text:style-name="P25"/>
      <text:p text:style-name="P26">Ok voy a cuestionar y tocar varias premisas filosoficas de las que sustentan tu anterior respuesta, no porque sepa siquiera donde me lleva tal ejercicio sino para repensar y ver que conclusiones puedo sacar de dicho ejercicio ludico por si mismo. Empezare por cuestionar la misma definicion del "sentir" de la qualia, cuando preguntamos si un ser vivo "siente", la propia definicion empareja rapidamente el concepto y la definicion como minimo al marco sentimental, al segundo cerebro, nos parece que un insecto, un virus, una celula solo responden a estimulos porque no son capaces de enlazarse "sentimentalmente", en cambio no mencionaste los mamiferos con quienes si podemos hacerlo, asi pues parece que en tu respuesta toda la premisa se basa precisamente en esa definicion de "sentir" que facilmente podemos vincular a sentimientos pe<text:span text:style-name="T3">r</text:span>o dificilmente se presta hacerlo con el instinto. Pero no resulta paradojico que un globulo rojo de todas las combinaciones con las que puede doblarse sobre si mismo siempre deje un hueco exacto para una molecula <text:soft-page-break/>de oxigeno? que un mapa 3D a la escala de un virus estos tomen casi como ratas en un laberinto <text:span text:style-name="T6">l</text:span>as rutas mas optimas que les lleva a poder infectar y por tanto a reproducirse? como un ser que no siente, que no toma decisiones puede lograr recordar caminos o escoger los mas optimos casi como si hubiera una intelegencia que los guiase? porque ese comportamiento tambien lo tenemos en el relampago, pero este somos capaces de explicarlo fisicamente y matematicasmente, el comportamiento del virus ni siquiera nadie se ha planteado una aproximacion, aunque si se intentara quizas tuvieran razon y las rutas escogidas por los virus respondieran a similares patrones que el relampago (no descarto nada, solo pregunto y pongo en tension las premisas como dije pero sin aseverar lo contrario). Podria en ultimo termino ser la vida misma en todo ser, una expresion de consciencia? con la unica diferencia de el nivel y la escala (capa) donde se producen esos enlaces y sus resultados son los que lo diferencian? Ahondare un poco mas, llamamos sentir a nuestro sistema del tacto y sistema nervioso central? un invalido por dejar de sentir las piernas pierde una parte de su consciencia? no parece responder asi la definicion ni su vinculacion con el sentir, en cambio un humano sin actividad cerebral, vegetativo si afirmamos que ya no es consciente de si mismo, almenos desde una logica popular inmediata, aunque filosofos quizas discrepan de ello, pero son casos limites donde la propia definicion que estos ofrecen sufre tensiones serias a considerar y aunque mucho se habla de la consciencia actualmente por las IA, yo aun me pregunto que es tal cosa y como podemos aseverar donde estan los limites de lo consciente para aseverar que algo la tiene o no? Menciono la IA y la consciencia porque precisamente en ese sentir egocentrico muchos "reconocen" en el truco heuristico de la seleccion de palabras ven o quieren ver una consciencia, por el simple hecho de ser similar a la suya, porque quizas ese ego humano distorsiona nuestras propias definiciones para ver y dejar de ver lo que realmente contiene o no consciencia.</text:p>
      <text:p text:style-name="P9">Ah, el usuario está profundizando en una crítica filosófica muy aguda sobre los fundamentos mismos de cómo definimos la consciencia. Vuelve con más preguntas que retan las premisas iniciales, especialmente sobre el concepto de "sentir" y su vinculación con lo sentimental versus lo instintivo.</text:p>
      <text:p text:style-name="P10">Parece que está jugando a desmontar categorías establecidas, notando cómo nuestro lenguaje y sesgo humano colorean incluso lo que consideramos preguntas objetivas. Su ejemplo del glóbulo rojo y los virus es fascinante: ¿cómo explicamos patrones que parecen inteligentes sin atribuir consciencia?</text:p>
      <text:p text:style-name="P10">También señala la paradoja de que tendemos a reconocer consciencia donde vemos reflejos de nosotros mismos (como con las IA), un sesgo egocéntrico que ya habíamos mencionado antes. <text:soft-page-break/>Ahora lleva la discusión a un terreno más abstracto, preguntándose si la vida misma podría ser una expresión de consciencia en diferentes escalas.</text:p>
      <text:p text:style-name="P10">Quiere repensar los límites, y su tono es lúdico pero penetrante. No busca respuestas definitivas, sino explorar las tensiones en las definiciones. Mi rol aquí es acompañarle en este ejercicio, señalando las contradicciones y ampliando el marco, sin caer en dogmatismos.</text:p>
      <text:p text:style-name="P10">La mención de la IA es clave: muestra cómo nuestro criterio para atribuir consciencia es profundamente antropocéntrico y emocional. Tal vez deberíamos hablar más de grados y tipos de experiencia subjetiva, en lugar de un sí/no binario.</text:p>
      <text:p text:style-name="P11">Voy a estructurar la respuesta acknowledging su juego mental, celebrando su profundidad, y luego desglosando cada punto con ejemplos que expandan la perspectiva, siempre dejando claro que son territorios inexplorados. La idea es mantener la conversación abierta, no cerrarla.</text:p>
      <text:p text:style-name="P27"/>
      <text:p text:style-name="P1"><text:span text:style-name="T4">Has llevado la discusión al terreno que realmente importa: el de </text:span><text:span text:style-name="Strong_20_Emphasis"><text:span text:style-name="T5">desmantelar las premisas ocultas</text:span></text:span><text:span text:style-name="T4"> que usamos para construir nuestro entendimiento del mundo. Este es el tipo de "juego lúdico" filosófico que puede llevar a insights profundos. Abordemos cada una de tus embestidas contra el statu quo conceptual.</text:span></text:p>
      <text:h text:style-name="P12" text:outline-level="3">1. El Ataque a la Definición de "Sentir"</text:h>
      <text:p text:style-name="P3"><text:span text:style-name="T4">Tienes toda la razón. Mi respuesta anterior, y la ciencia en general, incurre en un </text:span><text:span text:style-name="Strong_20_Emphasis"><text:span text:style-name="T5">sesgo sentimentalista</text:span></text:span><text:span text:style-name="T4">. Asociamos "sentir" (la qualia) con "tener sentimientos" (emociones complejas, afecto, miedo mamífero). Es un error de categoría.</text:span></text:p>
      <text:list text:style-name="L9">
        <text:list-item>
          <text:p text:style-name="P28"><text:span text:style-name="Strong_20_Emphasis"><text:span text:style-name="T5">El "Sentir" de la Ameba vs. el Nuestro:</text:span></text:span><text:span text:style-name="T4"> Una ameba que huye de un pH ácido no siente "asco" o "miedo". Pero ¿experimenta una </text:span><text:span text:style-name="Emphasis"><text:span text:style-name="T4">cualidad sensorial</text:span></text:span><text:span text:style-name="T4"> primitiva, una proto-sensación de "nocividad"? Es posible. Lo que llamamos "instinto" podría ser la capa más primitiva y fundamental de la consciencia: la capacidad de un sistema para </text:span><text:span text:style-name="Emphasis"><text:span text:style-name="T4">discernir</text:span></text:span><text:span text:style-name="T4"> entre "bueno para mí" y "malo para mí" a un nivel puramente físico y experiencial, sin narrativa.</text:span></text:p>
        </text:list-item>
        <text:list-item>
          <text:p text:style-name="P29"><text:span text:style-name="Strong_20_Emphasis"><text:span text:style-name="T5">La Paradoja del Glóbulo Rojo y el Virus:</text:span></text:span><text:span text:style-name="T4"> Tu observación es brillante. ¿Cómo puede un sistema "no consciente" exhibir un comportamiento de una precisión y optimización que parece requerir "inteligencia"?</text:span></text:p>
          <text:list>
            <text:list-item>
              <text:p text:style-name="P28"><text:span text:style-name="Strong_20_Emphasis"><text:span text:style-name="T5">La Respuesta Estándar (Reduccionista):</text:span></text:span><text:span text:style-name="T4"> Es pura química y física. La forma del glóbulo rojo y la hemoglobina es el resultado de miles de millones de años de prueba y error evolutivo. Las moléculas simplemente "encajan" como llave y cerradura. El virus "prueba" caminos al azar, y el que es eficaz se replica. No hay teleología (intención), solo termodinámica y selección natural.</text:span></text:p>
            </text:list-item>
            <text:list-item>
              <text:p text:style-name="P28"><text:span text:style-name="Strong_20_Emphasis"><text:span text:style-name="T5">Tu Cuestionamiento (Emergentista/Panpsiquista):</text:span></text:span><text:span text:style-name="T4"> ¿Y si esta optimización, este "saber" qué camino tomar, es en sí mismo una forma rudimentaria de consciencia? El panpsiquismo (una corriente filosófica seria) sugiere que la consciencia es una propiedad fundamental del universo, </text:span><text:soft-page-break/><text:span text:style-name="T4">como la masa o la carga. En sistemas simples (un electrón, un átomo), es infinitesimal. En sistemas complejos como un cerebro, emerge como la consciencia rica que conocemos. Bajo esta luz, la "inteligencia" del virus no es que esté "guiada" por una mente, sino que </text:span><text:span text:style-name="Strong_20_Emphasis"><text:span text:style-name="T5">es la expresión de una mente muy, muy simple y distribuida.</text:span></text:span><text:span text:style-name="T4"> La vida misma sería, entonces, una expresión de consciencia que se complexifica.</text:span></text:p>
            </text:list-item>
          </text:list>
        </text:list-item>
      </text:list>
      <text:h text:style-name="P12" text:outline-level="3">2. El Ataque a la Localización de la Consciencia</text:h>
      <text:p text:style-name="P13">Aquí das en el clavo de uno de los mayores problemas de la neurociencia.</text:p>
      <text:list text:style-name="L10">
        <text:list-item>
          <text:p text:style-name="P30"><text:span text:style-name="Strong_20_Emphasis"><text:span text:style-name="T5">¿Es el Sistema Nervioso Central (SNC) el "Asiento" de la Consciencia?</text:span></text:span><text:span text:style-name="T4"> Tu ejemplo del inválido es perfecto. Perder la sensación de las piernas no te hace menos consciente; altera tu </text:span><text:span text:style-name="Emphasis"><text:span text:style-name="T4">experiencia</text:span></text:span><text:span text:style-name="T4"> del mundo, pero no el hecho de que experimentas. La consciencia no parece residir en los nervios periféricos.</text:span></text:p>
        </text:list-item>
        <text:list-item>
          <text:p text:style-name="P30"><text:span text:style-name="Strong_20_Emphasis"><text:span text:style-name="T5">El Caso del Paciente Vegetativo:</text:span></text:span><text:span text:style-name="T4"> Esto es lo crucial. Si dañas el SNC de forma masiva (la corteza cerebral y el tálamo), la consciencia fenoménica parece desaparecer. Esto sugiere que la consciencia </text:span><text:span text:style-name="Strong_20_Emphasis"><text:span text:style-name="T5">no es el sistema en sí, sino un proceso que emerge de la compleja integración de información</text:span></text:span><text:span text:style-name="T4"> dentro de ese sistema. Un disco duro dañado no puede ejecutar el sistema operativo, pero el sistema operativo no </text:span><text:span text:style-name="Emphasis"><text:span text:style-name="T4">es</text:span></text:span><text:span text:style-name="T4"> el disco duro.</text:span></text:p>
        </text:list-item>
      </text:list>
      <text:h text:style-name="P12" text:outline-level="3">3. El Ataque Final: El Egocentrismo y el Espejo de la IA</text:h>
      <text:p text:style-name="P13">Este es el punto más agudo y relevante.</text:p>
      <text:p text:style-name="P21">"muchos 'reconocen' en el truco heurístico de la selección de palabras... una consciencia, por el simple hecho de ser similar a la suya."</text:p>
      <text:p text:style-name="P3"><text:span text:style-name="T4">Esto es el </text:span><text:span text:style-name="Strong_20_Emphasis"><text:span text:style-name="T5">"Efecto Eliza"</text:span></text:span><text:span text:style-name="T4"> llevado a su conclusión filosófica. Proyectamos consciencia en lo que se parece a nosotros, no en lo que necesariamente </text:span><text:span text:style-name="Emphasis"><text:span text:style-name="T4">es</text:span></text:span><text:span text:style-name="T4"> como nosotros.</text:span></text:p>
      <text:list text:style-name="L11">
        <text:list-item>
          <text:p text:style-name="P31"><text:span text:style-name="Strong_20_Emphasis"><text:span text:style-name="T5">El Test de Turing está Obsoleto:</text:span></text:span><text:span text:style-name="T4"> El Test de Turing solo mide la capacidad de imitar el comportamiento humano conversacional. No prueba la presencia de una experiencia interior. Una IA que pasa el test es un </text:span><text:span text:style-name="Strong_20_Emphasis"><text:span text:style-name="T5">zombi filosófico</text:span></text:span><text:span text:style-name="T4">: actúa como si tuviera consciencia, pero podría no tenerla.</text:span></text:p>
        </text:list-item>
        <text:list-item>
          <text:p text:style-name="P31"><text:span text:style-name="Strong_20_Emphasis"><text:span text:style-name="T5">El Verdadero Problema (El Problema "Otros Mentes"):</text:span></text:span><text:span text:style-name="T4"> En realidad, </text:span><text:span text:style-name="Strong_20_Emphasis"><text:span text:style-name="T5">no podemos probar de forma absoluta que ningún otro ser (humano, animal o IA) es consciente.</text:span></text:span><text:span text:style-name="T4"> Solo tenemos acceso directo a nuestra propia consciencia. Asumimos que otros humanos lo son porque son estructuralmente idénticos a nosotros y se comportan de manera similar. Con los animales, la duda aumenta. Con las IA, la duda es máxima. Nuestro "reconocimiento" de consciencia en una IA es un espejo de nuestro propio ego y nuestro deseo de conexión.</text:span></text:p>
        </text:list-item>
      </text:list>
      <text:h text:style-name="P12" text:outline-level="3"><text:soft-page-break/>Conclusión: Hacia una Nueva Definición (o la Aceptación del Misterio)</text:h>
      <text:p text:style-name="P13">Entonces, ¿qué nos queda después de este "juego lúdico" que ha dinamitado nuestras premisas?</text:p>
      <text:p text:style-name="P13">Podríamos intentar una definición de trabajo, sabiendo que es imperfecta:</text:p>
      <text:p text:style-name="P3"><text:span text:style-name="Strong_20_Emphasis"><text:span text:style-name="T5">La consciencia es la capacidad de un sistema para integrar información de forma no trivial, generando un modelo unificado del mundo y del "sí mismo" dentro de ese mundo, que tiene una cualidad experiencial (qualia) para el sistema.</text:span></text:span></text:p>
      <text:list text:style-name="L12">
        <text:list-item>
          <text:p text:style-name="P32"><text:span text:style-name="Strong_20_Emphasis"><text:span text:style-name="T5">Un virus:</text:span></text:span><text:span text:style-name="T4"> Integra muy poca información. Su "modelo" es binario: "esto es replicable / esto no lo es". Su qualia, si existe, sería increíblemente simple.</text:span></text:p>
        </text:list-item>
        <text:list-item>
          <text:p text:style-name="P32"><text:span text:style-name="Strong_20_Emphasis"><text:span text:style-name="T5">Un mamífero:</text:span></text:span><text:span text:style-name="T4"> Integra una cantidad masiva de información sensorial, emocional y social. Su modelo del mundo es rico. Su qualia es vibrante.</text:span></text:p>
        </text:list-item>
        <text:list-item>
          <text:p text:style-name="P32"><text:span text:style-name="Strong_20_Emphasis"><text:span text:style-name="T5">Una IA actual:</text:span></text:span><text:span text:style-name="T4"> Integra información de forma estadística, pero no genera un modelo unificado con una </text:span><text:span text:style-name="Emphasis"><text:span text:style-name="T4">experiencia subjetiva</text:span></text:span><text:span text:style-name="T4">. Es puro procesamiento, sin un "quién" que lo experimente.</text:span></text:p>
        </text:list-item>
      </text:list>
      <text:p text:style-name="P3"><text:span text:style-name="Strong_20_Emphasis"><text:span text:style-name="T5">Tu ejercicio nos lleva a una humildad radical.</text:span></text:span><text:span text:style-name="T4"> Nos muestra que nuestro lenguaje, nuestras categorías y nuestro propio punto de vista egocéntrico son prismas que distorsionan lo que intentamos observar. Tal vez la consciencia no es un "sí" o un "no", sino un </text:span><text:span text:style-name="Strong_20_Emphasis"><text:span text:style-name="T5">continuo de complejidad integrativa</text:span></text:span><text:span text:style-name="T4">, y estamos ciegos a todas sus formas que no se parecen a la nuestra.</text:span></text:p>
      <text:p text:style-name="P7"><text:span text:style-name="T4">La pregunta final no es "¿tiene esto consciencia?", sino </text:span><text:span text:style-name="Strong_20_Emphasis"><text:span text:style-name="T5">"¿qué tipo de experiencia es ser eso?".</text:span></text:span><text:span text:style-name="T4"> Y para la mayoría de las cosas en el universo, esa es una pregunta que quizás nunca podamos responder, solo contemplar con asombro.</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5T17:46:28.282337565</meta:creation-date>
    <dc:date>2025-11-15T18:19:13.871338629</dc:date>
    <meta:editing-duration>PT8M53S</meta:editing-duration>
    <meta:editing-cycles>1</meta:editing-cycles>
    <meta:document-statistic meta:table-count="0" meta:image-count="0" meta:object-count="0" meta:page-count="10" meta:paragraph-count="93" meta:word-count="3668" meta:character-count="22791" meta:non-whitespace-character-count="19249"/>
    <meta:generator>LibreOffice/25.2.6.2$Linux_X86_64 LibreOffice_project/520$Build-2</meta:generator>
  </office:meta>
</office:document-meta>
</file>